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4cm" fo:min-width="2.3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4cm" fo:min-width="6.00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92cm" fo:min-width="4.24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4cm" fo:min-width="3.90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44cm" fo:min-width="5.99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4cm" fo:min-width="7.40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54cm" fo:min-width="6.6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54cm" fo:min-width="2.6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72cm" fo:min-width="4.72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54cm" fo:min-width="4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16cm" fo:min-width="1.12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72cm" fo:min-width="3.022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4cm" fo:min-width="4.35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54cm" fo:min-width="4.904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16cm" fo:min-width="1.8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text-shadow="none" fo:background-color="#ffffff" style:font-size-asian="12pt" style:font-size-complex="12pt"/>
    </style:style>
    <style:style style:name="T3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cm" svg:height="1.8cm" svg:x="12.7cm" svg:y="6.2cm">
          <text:p text:style-name="P1"><text:span text:style-name="T1">DCS 260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.6cm" svg:height="1cm" svg:x="4.4cm" svg:y="13.2cm">
          <text:p text:style-name="P1"><text:span text:style-name="T1">PhyHWLink_Pri_Node_Output</text:span></text:p>
          <text:p text:style-name="P1"><text:span text:style-name="T1">260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8cm" svg:height="0.6cm" svg:x="23.1cm" svg:y="9.2cm">
          <text:p text:style-name="P1"><text:span text:style-name="T1">UDP_Reflector 27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4.5cm" svg:height="1cm" svg:x="4.8cm" svg:y="16.5cm">
          <text:p text:style-name="P1"><text:span text:style-name="T1">UDP_Test_Sender</text:span></text:p>
          <text:p text:style-name="P1"><text:span text:style-name="T1">260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7" draw:id="id7" draw:layer="layout" svg:width="6.6cm" svg:height="1.1cm" svg:x="16.8cm" svg:y="11cm">
          <text:p text:style-name="P1"><text:span text:style-name="T1">PhyHWLink_Pri_Node_Input</text:span></text:p>
          <text:p text:style-name="P1"><text:span text:style-name="T1">260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8cm" svg:height="1cm" svg:x="16.5cm" svg:y="14.8cm">
          <text:p text:style-name="P1"><text:span text:style-name="T1">PhyHWLink_Arduino_Sender_Emulator</text:span></text:p>
          <text:p text:style-name="P1"><text:span text:style-name="T1">77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7.2cm" svg:height="1cm" svg:x="19.3cm" svg:y="17.7cm">
          <text:p text:style-name="P1"><text:span text:style-name="T1">PhyHWLink_Send_Query_To_Inputs</text:span></text:p>
          <text:p text:style-name="P1"><text:span text:style-name="T1">77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7.2cm" svg:height="1cm" svg:x="2.4cm" svg:y="6.3cm">
          <text:p text:style-name="P1"><text:span text:style-name="T1">PhyHWLink_DCS_Sender_Emulator</text:span></text:p>
          <text:p text:style-name="P1"><text:span text:style-name="T1">77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1.8cm" svg:x="6.2cm" svg:y="2.9cm">
          <text:p text:style-name="P1"><text:span text:style-name="T1">Wiresh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7.05cm" svg:y1="16.5cm" svg:x2="7.7cm" svg:y2="14.2cm" draw:start-shape="id1" draw:start-glue-point="0" draw:end-shape="id2" draw:end-glue-point="2" svg:d="M7050 16500c0-1723 650-574 650-2300" svg:viewBox="0 0 651 2301">
          <text:p/>
        </draw:connector>
        <draw:connector draw:style-name="gr8" draw:text-style-name="P3" draw:layer="layout" draw:type="curve" svg:x1="26.5cm" svg:y1="18.2cm" svg:x2="25.5cm" svg:y2="9.8cm" draw:start-shape="id3" draw:start-glue-point="1" draw:end-shape="id4" draw:end-glue-point="2" svg:d="M26500 18200c753 0 628-2224 190-2843s-1190 369-1190-5557" svg:viewBox="0 0 1543 8401">
          <text:p/>
        </draw:connector>
        <draw:connector draw:style-name="gr8" draw:text-style-name="P3" draw:layer="layout" draw:type="curve" svg:x1="12.7cm" svg:y1="7.1cm" svg:x2="7.7cm" svg:y2="13.2cm" draw:start-shape="id5" draw:start-glue-point="6" draw:end-shape="id2" draw:end-glue-point="0" svg:d="M12700 7100c-3334 0-5000 2033-5000 6100" svg:viewBox="0 0 5001 6101">
          <text:p/>
        </draw:connector>
        <draw:connector draw:style-name="gr8" draw:text-style-name="P3" draw:layer="layout" draw:type="curve" svg:x1="22.9cm" svg:y1="17.7cm" svg:x2="20.5cm" svg:y2="15.8cm" draw:start-shape="id3" draw:start-glue-point="0" draw:end-shape="id6" draw:end-glue-point="2" svg:d="M22900 17700c0-1423-2400-474-2400-1900" svg:viewBox="0 0 2401 1901">
          <text:p/>
        </draw:connector>
        <draw:connector draw:style-name="gr8" draw:text-style-name="P3" draw:layer="layout" draw:type="curve" svg:x1="24.5cm" svg:y1="15.3cm" svg:x2="25.5cm" svg:y2="9.8cm" draw:start-shape="id6" draw:start-glue-point="1" draw:end-shape="id4" draw:end-glue-point="2" svg:d="M24500 15300c667 0 1000-1833 1000-5500" svg:viewBox="0 0 1001 5501">
          <text:p/>
        </draw:connector>
        <draw:connector draw:style-name="gr8" draw:text-style-name="P3" draw:layer="layout" draw:type="curve" svg:x1="16.8cm" svg:y1="11.55cm" svg:x2="16.115cm" svg:y2="7.737cm" draw:start-shape="id7" draw:start-glue-point="3" draw:end-shape="id5" draw:end-glue-point="9" svg:d="M16800 11550c-457 0-685-1271-685-3813" svg:viewBox="0 0 686 3814">
          <text:p/>
        </draw:connector>
        <draw:connector draw:style-name="gr8" draw:text-style-name="P3" draw:layer="layout" draw:type="curve" svg:x1="20.5cm" svg:y1="14.8cm" svg:x2="20.1cm" svg:y2="12.1cm" draw:start-shape="id6" draw:start-glue-point="0" draw:end-shape="id7" draw:end-glue-point="2" svg:d="M20500 14800c0-2023-400-674-400-2700" svg:viewBox="0 0 401 2701">
          <text:p/>
        </draw:connector>
        <draw:connector draw:style-name="gr8" draw:text-style-name="P3" draw:layer="layout" draw:type="curve" svg:x1="23.4cm" svg:y1="11.55cm" svg:x2="25.5cm" svg:y2="9.8cm" draw:start-shape="id7" draw:start-glue-point="1" draw:end-shape="id4" draw:end-glue-point="2" svg:d="M23400 11550c1400 0 2100-583 2100-1750" svg:viewBox="0 0 2101 1751">
          <text:p/>
        </draw:connector>
        <draw:connector draw:style-name="gr8" draw:text-style-name="P3" draw:layer="layout" draw:type="curve" svg:x1="6cm" svg:y1="7.3cm" svg:x2="7.7cm" svg:y2="13.2cm" draw:start-shape="id8" draw:start-glue-point="2" draw:end-shape="id2" draw:end-glue-point="0" svg:d="M6000 7300c0 4426 1700 1477 1700 5900" svg:viewBox="0 0 1701 5901">
          <text:p/>
        </draw:connector>
      </draw:page>
      <draw:page draw:name="page2" draw:style-name="dp1" draw:master-page-name="Default">
        <draw:custom-shape draw:style-name="gr4" draw:text-style-name="P2" xml:id="id15" draw:id="id15" draw:layer="layout" svg:width="4.5cm" svg:height="1cm" svg:x="6.7cm" svg:y="2.3cm">
          <text:p text:style-name="P1"><text:span text:style-name="T1">SimConnect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23.1cm" svg:y1="7.5cm" svg:x2="14.95cm" svg:y2="5.6cm" draw:start-shape="id9" draw:start-glue-point="0" draw:end-shape="id10" draw:end-glue-point="2" svg:d="M23100 7500c0-1423-8150-474-8150-1900" svg:viewBox="0 0 8151 1901">
          <text:p/>
        </draw:connector>
        <draw:custom-shape draw:style-name="gr9" draw:text-style-name="P2" xml:id="id16" draw:id="id16" draw:layer="layout" svg:width="3.2cm" svg:height="1cm" svg:x="3cm" svg:y="12.1cm">
          <text:p text:style-name="P1"><text:span text:style-name="T1">Control_P3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0" draw:id="id10" draw:layer="layout" svg:width="5.3cm" svg:height="0.8cm" svg:x="12.3cm" svg:y="4.8cm">
          <text:p text:style-name="P1"><text:span text:style-name="T1">PhyHW_Pri_Node_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6.6cm" svg:height="1cm" svg:x="3.6cm" svg:y="7.5cm">
          <text:p text:style-name="P1"><text:span text:style-name="T1">Prepar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6.6cm" svg:height="1cm" svg:x="11.702cm" svg:y="7.5cm">
          <text:p text:style-name="P1"><text:span text:style-name="T1">D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6.6cm" svg:height="1cm" svg:x="19.8cm" svg:y="7.5cm">
          <text:p text:style-name="P1"><text:span text:style-name="T1">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1" draw:id="id11" draw:layer="layout" svg:width="4.6cm" svg:height="1cm" svg:x="20cm" svg:y="3.5cm">
          <text:p text:style-name="P1"><text:span text:style-name="T1">pyHWLink_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2" draw:id="id12" draw:layer="layout" svg:width="2.3cm" svg:height="0.8cm" svg:x="23.2cm" svg:y="1.6cm">
          <text:p text:style-name="P1"><text:span text:style-name="T1">G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22.3cm" svg:y1="3.5cm" svg:x2="24.35cm" svg:y2="2.4cm" draw:start-shape="id11" draw:start-glue-point="0" draw:end-shape="id12" draw:end-glue-point="8" svg:d="M22300 3500c0-825 2050-275 2050-1100" svg:viewBox="0 0 2051 1101">
          <text:p text:style-name="P5"><text:span text:style-name="T2">COM</text:span></text:p>
        </draw:connector>
        <draw:connector draw:style-name="gr8" draw:text-style-name="P3" draw:layer="layout" draw:type="curve" svg:x1="17.6cm" svg:y1="5.2cm" svg:x2="20cm" svg:y2="4cm" draw:start-shape="id10" draw:start-glue-point="1" draw:end-shape="id11" draw:end-glue-point="3" svg:d="M17600 5200c1801 0 602-1200 2400-1200" svg:viewBox="0 0 2401 1201">
          <text:p/>
        </draw:connector>
        <draw:connector draw:style-name="gr13" draw:text-style-name="P6" draw:layer="layout" draw:type="curve" svg:x1="15.002cm" svg:y1="7.5cm" svg:x2="14.95cm" svg:y2="5.6cm" draw:start-shape="id13" draw:start-glue-point="0" draw:end-shape="id10" draw:end-glue-point="2" svg:d="M15002 7500c0-1423-52-474-52-1900" svg:viewBox="0 0 53 1901">
          <text:p text:style-name="P1"><text:span text:style-name="T3">UDP</text:span></text:p>
        </draw:connector>
        <draw:connector draw:style-name="gr13" draw:text-style-name="P6" draw:layer="layout" draw:type="curve" svg:x1="6.9cm" svg:y1="7.5cm" svg:x2="8.95cm" svg:y2="3.3cm" draw:start-shape="id14" draw:start-glue-point="0" draw:end-shape="id15" draw:end-glue-point="2" svg:d="M6900 7500c0-3148 2050-1049 2050-4200" svg:viewBox="0 0 2051 4201">
          <text:p text:style-name="P1"><text:span text:style-name="T3">SimConnect</text:span></text:p>
        </draw:connector>
        <draw:connector draw:style-name="gr13" draw:text-style-name="P6" draw:layer="layout" draw:type="curve" svg:x1="11.2cm" svg:y1="2.8cm" svg:x2="14.95cm" svg:y2="4.8cm" draw:start-shape="id15" draw:start-glue-point="1" draw:end-shape="id10" draw:end-glue-point="0" svg:d="M11200 2800c2500 0 3750 666 3750 2000" svg:viewBox="0 0 3751 2001">
          <text:p text:style-name="P1"><text:span text:style-name="T3">UDP</text:span></text:p>
        </draw:connector>
        <draw:connector draw:style-name="gr13" draw:text-style-name="P6" draw:layer="layout" draw:type="curve" svg:x1="11.2cm" svg:y1="2.8cm" svg:x2="20cm" svg:y2="4cm" draw:start-shape="id15" draw:start-glue-point="1" draw:end-shape="id11" draw:end-glue-point="3" svg:d="M11200 2800c6601 0 2202 1200 8800 1200" svg:viewBox="0 0 8801 1201">
          <text:p text:style-name="P1"><text:span text:style-name="T3">UDP</text:span></text:p>
        </draw:connector>
        <draw:connector draw:style-name="gr13" draw:text-style-name="P6" draw:layer="layout" draw:type="curve" svg:x1="4.6cm" svg:y1="12.1cm" svg:x2="6.9cm" svg:y2="8.5cm" draw:start-shape="id16" draw:start-glue-point="0" draw:end-shape="id14" draw:end-glue-point="2" svg:d="M4600 12100c0-2698 2300-899 2300-3600" svg:viewBox="0 0 2301 3601">
          <text:p text:style-name="P1"><text:span text:style-name="T3">SimConnect</text:span></text:p>
        </draw:connector>
        <draw:custom-shape draw:style-name="gr9" draw:text-style-name="P2" xml:id="id19" draw:id="id19" draw:layer="layout" svg:width="3.2cm" svg:height="1cm" svg:x="24.3cm" svg:y="11.8cm">
          <text:p text:style-name="P1"><text:span text:style-name="T1">Control_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7" draw:id="id17" draw:layer="layout" svg:width="3.6cm" svg:height="0.8cm" svg:x="1.9cm" svg:y="5.2cm">
          <text:p text:style-name="P1"><text:span text:style-name="T1">ProSi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3.6cm" svg:height="0.8cm" svg:x="1.7cm" svg:y="3cm">
          <text:p text:style-name="P1"><text:span text:style-name="T1">ProSimSpl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6.911cm" svg:y1="7.501cm" svg:x2="3.7cm" svg:y2="6cm" draw:end-shape="id17" draw:end-glue-point="2" svg:d="M6911 7501c0-748-3211 2-3211-1501" svg:viewBox="0 0 3212 1502">
          <text:p text:style-name="P1"><text:span text:style-name="T3">SimConnect</text:span></text:p>
        </draw:connector>
        <draw:connector draw:style-name="gr13" draw:text-style-name="P6" draw:layer="layout" draw:type="curve" svg:x1="3.7cm" svg:y1="5.2cm" svg:x2="3.5cm" svg:y2="3.8cm" draw:start-shape="id17" draw:start-glue-point="0" draw:end-shape="id18" draw:end-glue-point="2" svg:d="M3700 5200c0-1048-200-349-200-1400" svg:viewBox="0 0 201 1401">
          <text:p text:style-name="P1"><text:span text:style-name="T3">UDP</text:span></text:p>
        </draw:connector>
        <draw:connector draw:style-name="gr13" draw:text-style-name="P6" draw:layer="layout" draw:type="curve" svg:x1="25.9cm" svg:y1="11.8cm" svg:x2="23.1cm" svg:y2="8.5cm" draw:start-shape="id19" draw:start-glue-point="0" draw:end-shape="id9" draw:end-glue-point="2" svg:d="M25900 11800c0-2473-2800-824-2800-3300" svg:viewBox="0 0 2801 3301">
          <text:p text:style-name="P1"><text:span text:style-name="T3">UDP</text:span></text:p>
        </draw:connector>
        <draw:custom-shape draw:style-name="gr6" draw:text-style-name="P2" xml:id="id22" draw:id="id22" draw:layer="layout" svg:width="8cm" svg:height="1cm" svg:x="15.7cm" svg:y="15.2cm">
          <text:p text:style-name="P1"><text:span text:style-name="T1">PhyHWLink_Arduino_Sender_E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3" draw:id="id23" draw:layer="layout" svg:width="7.2cm" svg:height="1cm" svg:x="19.301cm" svg:y="17.701cm">
          <text:p text:style-name="P1"><text:span text:style-name="T1">PhyHWLink_Send_Query_To_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0" draw:id="id20" draw:layer="layout" svg:width="6.6cm" svg:height="1.1cm" svg:x="13.2cm" svg:y="12.5cm">
          <text:p text:style-name="P1"><text:span text:style-name="T1">PhyHWLink_Pri_Node_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19.8cm" svg:y1="13.05cm" svg:x2="24.3cm" svg:y2="12.3cm" draw:start-shape="id20" draw:end-shape="id19" draw:end-glue-point="3" svg:d="M19800 13050c3375 0 1125-750 4500-750" svg:viewBox="0 0 4501 751">
          <text:p text:style-name="P1"><text:span text:style-name="T3">UDP</text:span></text:p>
        </draw:connector>
        <draw:connector draw:style-name="gr13" draw:text-style-name="P6" draw:layer="layout" draw:type="curve" svg:x1="22.5cm" svg:y1="13.8cm" svg:x2="19.8cm" svg:y2="13.05cm" draw:start-shape="id21" draw:start-glue-point="6" draw:end-shape="id20" draw:end-glue-point="1" svg:d="M22500 13800c-2025 0-675-750-2700-750" svg:viewBox="0 0 2701 751">
          <text:p text:style-name="P1"><text:span text:style-name="T3">UDP</text:span></text:p>
        </draw:connector>
        <draw:connector draw:style-name="gr13" draw:text-style-name="P6" draw:layer="layout" draw:type="curve" svg:x1="19.7cm" svg:y1="15.2cm" svg:x2="16.5cm" svg:y2="13.6cm" draw:start-shape="id22" draw:start-glue-point="0" draw:end-shape="id20" draw:end-glue-point="2" svg:d="M19700 15200c0-1198-3200-399-3200-1600" svg:viewBox="0 0 3201 1601">
          <text:p text:style-name="P1"><text:span text:style-name="T3">UDP</text:span></text:p>
        </draw:connector>
        <draw:connector draw:style-name="gr13" draw:text-style-name="P6" draw:layer="layout" draw:type="curve" svg:x1="22.901cm" svg:y1="17.701cm" svg:x2="19.7cm" svg:y2="16.2cm" draw:start-shape="id23" draw:start-glue-point="0" draw:end-shape="id22" draw:end-glue-point="2" svg:d="M22901 17701c0-1125-3201-375-3201-1501" svg:viewBox="0 0 3202 1502">
          <text:p text:style-name="P1"><text:span text:style-name="T3">UDP</text:span></text:p>
        </draw:connector>
        <draw:custom-shape draw:style-name="gr12" draw:text-style-name="P2" xml:id="id21" draw:id="id21" draw:layer="layout" svg:width="2.3cm" svg:height="0.8cm" svg:x="22.5cm" svg:y="13.4cm">
          <text:p text:style-name="P1"><text:span text:style-name="T1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4" draw:id="id24" draw:layer="layout" svg:width="4.952cm" svg:height="1cm" svg:x="9.848cm" svg:y="10.8cm">
          <text:p text:style-name="P1"><text:span text:style-name="T1">Control_Via_Keyboar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14.8cm" svg:y1="11.3cm" svg:x2="23.044cm" svg:y2="8.501cm" draw:start-shape="id24" draw:start-glue-point="1" svg:d="M14800 11300c6559 0 2438-2799 8244-2799" svg:viewBox="0 0 8245 2800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6" draw:layer="layout" draw:type="curve" svg:x1="12.324cm" svg:y1="10.8cm" svg:x2="15.002cm" svg:y2="8.5cm" draw:start-shape="id24" draw:start-glue-point="0" draw:end-shape="id13" draw:end-glue-point="2" svg:d="M12324 10800c0-1723 2678-574 2678-2300" svg:viewBox="0 0 2679 23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6" draw:layer="layout" draw:type="curve" svg:x1="9.848cm" svg:y1="11.3cm" svg:x2="6.9cm" svg:y2="8.5cm" draw:start-shape="id24" draw:start-glue-point="3" draw:end-shape="id14" draw:end-glue-point="2" svg:d="M9848 11300c-1966 0-2948-933-2948-2800" svg:viewBox="0 0 2949 28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6" draw:layer="layout" draw:type="curve" svg:x1="16.5cm" svg:y1="12.5cm" svg:x2="15.002cm" svg:y2="8.5cm" draw:start-shape="id20" draw:start-glue-point="0" draw:end-shape="id13" draw:end-glue-point="2" svg:d="M16500 12500c0-2998-1498-999-1498-4000" svg:viewBox="0 0 1499 4001">
          <text:p text:style-name="P1"><text:span text:style-name="T3">UDP</text:span></text:p>
        </draw:connector>
        <draw:custom-shape draw:style-name="gr16" draw:text-style-name="P2" xml:id="id25" draw:id="id25" draw:layer="layout" svg:width="5.5cm" svg:height="1cm" svg:x="5.8cm" svg:y="14.9cm">
          <text:p text:style-name="P1"><text:span text:style-name="T1">PhyHWLink_USB_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6" draw:id="id26" draw:layer="layout" svg:width="3.3cm" svg:height="0.8cm" svg:x="7.4cm" svg:y="17.8cm">
          <text:p text:style-name="P1"><text:span text:style-name="T1">Leo Bodn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curve" svg:x1="11.3cm" svg:y1="15.4cm" svg:x2="16.501cm" svg:y2="13.601cm" draw:start-shape="id25" draw:start-glue-point="1" svg:d="M11300 15400c4276 0 1676-1799 5201-1799" svg:viewBox="0 0 5202 1800">
          <text:p text:style-name="P1"><text:span text:style-name="T3">UDP</text:span></text:p>
        </draw:connector>
        <draw:connector draw:style-name="gr13" draw:text-style-name="P6" draw:layer="layout" draw:type="curve" svg:x1="9.05cm" svg:y1="17.8cm" svg:x2="8.55cm" svg:y2="15.9cm" draw:start-shape="id26" draw:start-glue-point="4" draw:end-shape="id25" draw:end-glue-point="2" svg:d="M9050 17800c0-1423-500-474-500-1900" svg:viewBox="0 0 501 1901">
          <text:p text:style-name="P1"><text:span text:style-name="T3">USB</text:span></text:p>
        </draw:connector>
        <draw:connector draw:style-name="gr13" draw:text-style-name="P6" draw:layer="layout" draw:type="curve" svg:x1="13.2cm" svg:y1="13.05cm" svg:x2="12.324cm" svg:y2="11.8cm" draw:start-shape="id20" draw:start-glue-point="3" draw:end-shape="id24" draw:end-glue-point="2" svg:d="M13200 13050c-584 0-876-416-876-1250" svg:viewBox="0 0 877 1251">
          <text:p text:style-name="P1"><text:span text:style-name="T3">UD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2T13:36:01.410550203</meta:creation-date>
    <dc:date>2019-01-12T14:42:36.026289080</dc:date>
    <meta:editing-duration>PT45M59S</meta:editing-duration>
    <meta:editing-cycles>7</meta:editing-cycles>
    <meta:generator>LibreOffice/6.1.4.2$MacOSX_X86_64 LibreOffice_project/9d0f32d1f0b509096fd65e0d4bec26ddd1938fd3</meta:generator>
    <meta:document-statistic meta:object-count="58"/>
  </office:meta>
</office:document-meta>
</file>